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58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21.84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2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erif"/>
    </style:style>
    <style:style style:name="ce8" style:family="table-cell" style:parent-style-name="Default">
      <style:table-cell-properties fo:border="0.06pt solid #000000"/>
      <style:text-properties style:font-name="Liberation Serif"/>
    </style:style>
    <style:style style:name="ce3" style:family="table-cell" style:parent-style-name="Default">
      <style:table-cell-properties fo:border="0.06pt solid #000000"/>
      <style:text-properties style:font-name="Liberation Serif"/>
    </style:style>
    <style:style style:name="ce4" style:family="table-cell" style:parent-style-name="Default" style:data-style-name="N2">
      <style:table-cell-properties fo:border="0.06pt solid #000000"/>
      <style:text-properties style:font-name="Liberation Serif"/>
    </style:style>
    <style:style style:name="ce11" style:family="table-cell" style:parent-style-name="Default" style:data-style-name="N1">
      <style:table-cell-properties fo:border="0.06pt solid #000000"/>
      <style:text-properties style:font-name="Liberation Serif"/>
    </style:style>
    <style:style style:name="ce12" style:family="table-cell" style:parent-style-name="Default">
      <style:text-properties style:font-name="Liberation Serif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22">
      <style:table-cell-properties fo:border="0.06pt solid #000000"/>
    </style:style>
    <style:style style:name="gr1" style:family="graphic">
      <style:graphic-properties draw:stroke="solid" svg:stroke-width="0.28mm" svg:stroke-color="#000000" draw:marker-start-width="2.42mm" draw:marker-end-width="2.42mm" draw:fill="none" draw:textarea-horizontal-align="center" draw:textarea-vertical-align="middle" fo:padding-top="0.14mm" fo:padding-bottom="0.14mm" fo:padding-left="0.14mm" fo:padding-right="0.14mm" draw:ole-draw-aspect="1"/>
    </style:style>
    <style:style style:name="gr2" style:family="graphic">
      <style:graphic-properties draw:stroke="solid" svg:stroke-width="0.35mm" svg:stroke-color="#000000" draw:marker-start-width="2.52mm" draw:marker-end-width="2.52mm" draw:fill="none" draw:textarea-horizontal-align="center" draw:textarea-vertical-align="middle" fo:padding-top="0.17mm" fo:padding-bottom="0.17mm" fo:padding-left="0.17mm" fo:padding-right="0.17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1.82mm" svg:height="79.77mm" svg:x="92.05mm" svg:y="0mm">
            <draw:object draw:notify-on-update-of-ranges="Sheet1.A11:Sheet1.A22 Sheet1.B11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6.41mm" svg:y="81.52mm">
            <draw:object draw:notify-on-update-of-ranges="Sheet1.A11:Sheet1.A22 Sheet1.C11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4"/>
        <table:table-column table:style-name="co4" table:default-cell-style-name="ce11"/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Out noise (ADU)</text:p>
          </table:table-cell>
          <table:table-cell table:style-name="ce1" office:value-type="string" calcext:value-type="string">
            <text:p>In noise (μV)</text:p>
          </table:table-cell>
          <table:table-cell table:style-name="ce1" office:value-type="string" calcext:value-type="string">
            <text:p>Abs_Gain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formula="of:=[.B5]*38/(1.7*[.D5])" office:value-type="float" office:value="5.38126361655773" calcext:value-type="float">
            <text:p>5.38</text:p>
          </table:table-cell>
          <table:table-cell table:style-name="ce3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47" calcext:value-type="float">
            <text:p>47</text:p>
          </table:table-cell>
          <table:table-cell table:formula="of:=[.B6]*38/(1.7*[.D6])" office:value-type="float" office:value="5.52941176470588" calcext:value-type="float">
            <text:p>5.53</text:p>
          </table:table-cell>
          <table:table-cell table:style-name="ce3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formula="of:=[.B7]*38/(1.7*[.D7])" office:value-type="float" office:value="5.60981149216443" calcext:value-type="float">
            <text:p>5.61</text:p>
          </table:table-cell>
          <table:table-cell table:style-name="ce3" office:value-type="float" office:value="259" calcext:value-type="float">
            <text:p>259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float" office:value="81" calcext:value-type="float">
            <text:p>81</text:p>
          </table:table-cell>
          <table:table-cell table:formula="of:=[.B8]*38/(1.7*[.D8])" office:value-type="float" office:value="5.48663101604278" calcext:value-type="float">
            <text:p>5.49</text:p>
          </table:table-cell>
          <table:table-cell table:style-name="ce3" office:value-type="float" office:value="330" calcext:value-type="float">
            <text:p>330</text:p>
          </table:table-cell>
        </table:table-row>
        <table:table-row table:style-name="ro1">
          <table:table-cell table:style-name="ce2" office:value-type="string" calcext:value-type="string">
            <text:p>CG1</text:p>
          </table:table-cell>
          <table:table-cell table:style-name="ce3" office:value-type="float" office:value="89" calcext:value-type="float">
            <text:p>89</text:p>
          </table:table-cell>
          <table:table-cell/>
          <table:table-cell table:style-name="ce3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11]*38/(1.7*[.D11])" office:value-type="float" office:value="6.78322518235261" calcext:value-type="float">
            <text:p>6.78</text:p>
          </table:table-cell>
          <table:table-cell office:value-type="float" office:value="46.134569921804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B12]*38/(1.7*[.D12])" office:value-type="float" office:value="6.3064989054218" calcext:value-type="float">
            <text:p>6.31</text:p>
          </table:table-cell>
          <table:table-cell office:value-type="float" office:value="77.9774504455356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B13]*38/(1.7*[.D13])" office:value-type="float" office:value="6.2005056259792" calcext:value-type="float">
            <text:p>6.20</text:p>
          </table:table-cell>
          <table:table-cell office:value-type="float" office:value="108.150572831424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B14]*38/(1.7*[.D14])" office:value-type="float" office:value="5.88824852238669" calcext:value-type="float">
            <text:p>5.89</text:p>
          </table:table-cell>
          <table:table-cell office:value-type="float" office:value="136.663029641753" calcext:value-type="float">
            <text:p>1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formula="of:=[.B15]*38/(1.7*[.D15])" office:value-type="float" office:value="5.86937095709245" calcext:value-type="float">
            <text:p>5.87</text:p>
          </table:table-cell>
          <table:table-cell office:value-type="float" office:value="163.761411165666" calcext:value-type="float">
            <text:p>1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[.B16]*38/(1.7*[.D16])" office:value-type="float" office:value="5.54287624140564" calcext:value-type="float">
            <text:p>5.54</text:p>
          </table:table-cell>
          <table:table-cell office:value-type="float" office:value="189.538461538462" calcext:value-type="float">
            <text:p>1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[.B17]*38/(1.7*[.D17])" office:value-type="float" office:value="5.74303100491487" calcext:value-type="float">
            <text:p>5.74</text:p>
          </table:table-cell>
          <table:table-cell office:value-type="float" office:value="214.070194580833" calcext:value-type="float">
            <text:p>2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B18]*38/(1.7*[.D18])" office:value-type="float" office:value="5.65159606837025" calcext:value-type="float">
            <text:p>5.65</text:p>
          </table:table-cell>
          <table:table-cell office:value-type="float" office:value="237.309328968903" calcext:value-type="float">
            <text:p>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[.B19]*38/(1.7*[.D19])" office:value-type="float" office:value="5.599342022597" calcext:value-type="float">
            <text:p>5.60</text:p>
          </table:table-cell>
          <table:table-cell office:value-type="float" office:value="259.484269867249" calcext:value-type="float">
            <text:p>2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formula="of:=[.B20]*38/(1.7*[.D20])" office:value-type="float" office:value="5.81470981620087" calcext:value-type="float">
            <text:p>5.81</text:p>
          </table:table-cell>
          <table:table-cell office:value-type="float" office:value="280.627023095108" calcext:value-type="float">
            <text:p>2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table:formula="of:=[.B21]*38/(1.7*[.D21])" office:value-type="float" office:value="5.80543738793152" calcext:value-type="float">
            <text:p>5.81</text:p>
          </table:table-cell>
          <table:table-cell office:value-type="float" office:value="300.326968539734" calcext:value-type="float">
            <text:p>3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22]*38/(1.7*[.D22])" office:value-type="float" office:value="5.49424867085377" calcext:value-type="float">
            <text:p>5.49</text:p>
          </table:table-cell>
          <table:table-cell office:value-type="float" office:value="329.542462265867" calcext:value-type="float">
            <text:p>330</text:p>
          </table:table-cell>
        </table:table-row>
      </table:table>
      <table:table table:name="Sheet2" table:style-name="ta1">
        <table:shapes>
          <draw:frame draw:z-index="0" draw:style-name="gr1" draw:text-style-name="P1" svg:width="102.21mm" svg:height="57.49mm" svg:x="1.16mm" svg:y="65mm">
            <draw:object draw:notify-on-update-of-ranges="Sheet2.A3:Sheet2.A14 Sheet2.B3:Sheet2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02.2mm" svg:height="57.49mm" svg:x="1.41mm" svg:y="123.7mm">
            <draw:object draw:notify-on-update-of-ranges="Sheet2.A3:Sheet2.A14 Sheet2.C3:Sheet2.C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2" draw:text-style-name="P1" svg:width="101.26mm" svg:height="56.95mm" svg:x="2mm" svg:y="180.85mm">
            <draw:object draw:notify-on-update-of-ranges="Sheet2.A3:Sheet2.A14 Sheet2.G3:Sheet2.G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4"/>
        <table:table-column table:style-name="co4" table:default-cell-style-name="ce11"/>
        <table:table-column table:style-name="co6" table:default-cell-style-name="Default"/>
        <table:table-column table:style-name="co5" table:default-cell-style-name="ce13"/>
        <table:table-column table:style-name="co7" table:default-cell-style-name="ce14"/>
        <table:table-row table:style-name="ro1"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Out noise (ADU)</text:p>
          </table:table-cell>
          <table:table-cell table:style-name="ce1" office:value-type="string" calcext:value-type="string">
            <text:p>In noise (μV)</text:p>
          </table:table-cell>
          <table:table-cell table:style-name="ce1" office:value-type="string" calcext:value-type="string">
            <text:p>Abs_Gain</text:p>
          </table:table-cell>
          <table:table-cell/>
          <table:table-cell office:value-type="string" calcext:value-type="string">
            <text:p>lambda</text:p>
          </table:table-cell>
          <table:table-cell table:style-name="ce13" office:value-type="string" calcext:value-type="string">
            <text:p>RC time c (m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B2]*38/(1.7*[.D2])" office:value-type="float" office:value="0" calcext:value-type="float">
            <text:p>0.00</text:p>
          </table:table-cell>
          <table:table-cell office:value-type="float" office:value="46.134569921804" calcext:value-type="float">
            <text:p>46</text:p>
          </table:table-cell>
          <table:table-cell table:number-columns-repeated="2"/>
          <table:table-cell table:style-name="ce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5" calcext:value-type="float">
            <text:p>23.5</text:p>
          </table:table-cell>
          <table:table-cell table:formula="of:=[.B3]*38/(1.7*[.D3])" office:value-type="float" office:value="6.7364874671551" calcext:value-type="float">
            <text:p>6.74</text:p>
          </table:table-cell>
          <table:table-cell office:value-type="float" office:value="77.9774504455356" calcext:value-type="float">
            <text:p>78</text:p>
          </table:table-cell>
          <table:table-cell/>
          <table:table-cell office:value-type="float" office:value="0.404" calcext:value-type="float">
            <text:p>0.404</text:p>
          </table:table-cell>
          <table:table-cell table:formula="of:=1/[.F3]" office:value-type="float" office:value="2.47524752475248" calcext:value-type="float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B4]*38/(1.7*[.D4])" office:value-type="float" office:value="6.40718914684517" calcext:value-type="float">
            <text:p>6.41</text:p>
          </table:table-cell>
          <table:table-cell office:value-type="float" office:value="108.150572831424" calcext:value-type="float">
            <text:p>108</text:p>
          </table:table-cell>
          <table:table-cell/>
          <table:table-cell office:value-type="float" office:value="0.522" calcext:value-type="float">
            <text:p>0.522</text:p>
          </table:table-cell>
          <table:table-cell table:formula="of:=1/[.F4]" office:value-type="float" office:value="1.91570881226054" calcext:value-type="float">
            <text:p>1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B5]*38/(1.7*[.D5])" office:value-type="float" office:value="6.05181098134188" calcext:value-type="float">
            <text:p>6.05</text:p>
          </table:table-cell>
          <table:table-cell office:value-type="float" office:value="136.663029641753" calcext:value-type="float">
            <text:p>137</text:p>
          </table:table-cell>
          <table:table-cell/>
          <table:table-cell office:value-type="float" office:value="0.512" calcext:value-type="float">
            <text:p>0.512</text:p>
          </table:table-cell>
          <table:table-cell table:formula="of:=1/[.F5]" office:value-type="float" office:value="1.953125" calcext:value-type="float">
            <text:p>2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formula="of:=[.B6]*38/(1.7*[.D6])" office:value-type="float" office:value="6.2788619540989" calcext:value-type="float">
            <text:p>6.28</text:p>
          </table:table-cell>
          <table:table-cell office:value-type="float" office:value="163.761411165666" calcext:value-type="float">
            <text:p>164</text:p>
          </table:table-cell>
          <table:table-cell/>
          <table:table-cell office:value-type="float" office:value="0.524" calcext:value-type="float">
            <text:p>0.524</text:p>
          </table:table-cell>
          <table:table-cell table:formula="of:=1/[.F6]" office:value-type="float" office:value="1.90839694656489" calcext:value-type="float">
            <text:p>1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5" calcext:value-type="float">
            <text:p>50.5</text:p>
          </table:table-cell>
          <table:table-cell table:formula="of:=[.B7]*38/(1.7*[.D7])" office:value-type="float" office:value="5.95564362108478" calcext:value-type="float">
            <text:p>5.96</text:p>
          </table:table-cell>
          <table:table-cell office:value-type="float" office:value="189.538461538462" calcext:value-type="float">
            <text:p>190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1/[.F7]" office:value-type="float" office:value="2.32558139534884" calcext:value-type="float">
            <text:p>2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4" calcext:value-type="float">
            <text:p>55.4</text:p>
          </table:table-cell>
          <table:table-cell table:formula="of:=[.B8]*38/(1.7*[.D8])" office:value-type="float" office:value="5.78479850313243" calcext:value-type="float">
            <text:p>5.78</text:p>
          </table:table-cell>
          <table:table-cell office:value-type="float" office:value="214.070194580833" calcext:value-type="float">
            <text:p>214</text:p>
          </table:table-cell>
          <table:table-cell/>
          <table:table-cell office:value-type="float" office:value="0.424" calcext:value-type="float">
            <text:p>0.424</text:p>
          </table:table-cell>
          <table:table-cell table:formula="of:=1/[.F8]" office:value-type="float" office:value="2.35849056603774" calcext:value-type="float">
            <text:p>2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B9]*38/(1.7*[.D9])" office:value-type="float" office:value="5.74578933617642" calcext:value-type="float">
            <text:p>5.75</text:p>
          </table:table-cell>
          <table:table-cell office:value-type="float" office:value="237.309328968903" calcext:value-type="float">
            <text:p>237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1/[.F9]" office:value-type="float" office:value="2.38095238095238" calcext:value-type="float">
            <text:p>2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.2" calcext:value-type="float">
            <text:p>70.2</text:p>
          </table:table-cell>
          <table:table-cell table:formula="of:=[.B10]*38/(1.7*[.D10])" office:value-type="float" office:value="6.04728938440476" calcext:value-type="float">
            <text:p>6.05</text:p>
          </table:table-cell>
          <table:table-cell office:value-type="float" office:value="259.484269867249" calcext:value-type="float">
            <text:p>259</text:p>
          </table:table-cell>
          <table:table-cell/>
          <table:table-cell office:value-type="float" office:value="0.449" calcext:value-type="float">
            <text:p>0.449</text:p>
          </table:table-cell>
          <table:table-cell table:formula="of:=1/[.F10]" office:value-type="float" office:value="2.2271714922049" calcext:value-type="float">
            <text:p>2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[.B11]*38/(1.7*[.D11])" office:value-type="float" office:value="5.65540269794879" calcext:value-type="float">
            <text:p>5.66</text:p>
          </table:table-cell>
          <table:table-cell office:value-type="float" office:value="280.627023095108" calcext:value-type="float">
            <text:p>281</text:p>
          </table:table-cell>
          <table:table-cell/>
          <table:table-cell office:value-type="float" office:value="0.409" calcext:value-type="float">
            <text:p>0.409</text:p>
          </table:table-cell>
          <table:table-cell table:formula="of:=1/[.F11]" office:value-type="float" office:value="2.44498777506112" calcext:value-type="float">
            <text:p>2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table:formula="of:=[.B12]*38/(1.7*[.D12])" office:value-type="float" office:value="5.87986607239218" calcext:value-type="float">
            <text:p>5.88</text:p>
          </table:table-cell>
          <table:table-cell office:value-type="float" office:value="300.326968539734" calcext:value-type="float">
            <text:p>300</text:p>
          </table:table-cell>
          <table:table-cell/>
          <table:table-cell office:value-type="float" office:value="0.445" calcext:value-type="float">
            <text:p>0.445</text:p>
          </table:table-cell>
          <table:table-cell table:formula="of:=1/[.F12]" office:value-type="float" office:value="2.24719101123596" calcext:value-type="float">
            <text:p>2.2</text:p>
          </table:table-cell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8" calcext:value-type="float">
            <text:p>78</text:p>
          </table:table-cell>
          <table:table-cell table:formula="of:=[.B13]*38/(1.7*[.D13])" office:value-type="float" office:value="5.48279689234184" calcext:value-type="float">
            <text:p>5.48</text:p>
          </table:table-cell>
          <table:table-cell table:style-name="ce12" office:value-type="float" office:value="318" calcext:value-type="float">
            <text:p>318</text:p>
          </table:table-cell>
          <table:table-cell/>
          <table:table-cell office:value-type="float" office:value="0.371" calcext:value-type="float">
            <text:p>0.371</text:p>
          </table:table-cell>
          <table:table-cell table:formula="of:=1/[.F13]" office:value-type="float" office:value="2.69541778975741" calcext:value-type="float">
            <text:p>2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.5" calcext:value-type="float">
            <text:p>84.5</text:p>
          </table:table-cell>
          <table:table-cell table:formula="of:=[.B14]*38/(1.7*[.D14])" office:value-type="float" office:value="5.73165447761905" calcext:value-type="float">
            <text:p>5.73</text:p>
          </table:table-cell>
          <table:table-cell office:value-type="float" office:value="329.542462265867" calcext:value-type="float">
            <text:p>330</text:p>
          </table:table-cell>
          <table:table-cell/>
          <table:table-cell office:value-type="float" office:value="0.448" calcext:value-type="float">
            <text:p>0.448</text:p>
          </table:table-cell>
          <table:table-cell table:formula="of:=1/[.F14]" office:value-type="float" office:value="2.23214285714286" calcext:value-type="float">
            <text:p>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09:58:34.062224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0:34:21.328705154</meta:creation-date>
    <dc:date>2019-11-04T16:42:02.004316535</dc:date>
    <meta:editing-duration>PT36M11S</meta:editing-duration>
    <meta:editing-cycles>4</meta:editing-cycles>
    <meta:generator>LibreOffice/6.1.4.2$MacOSX_X86_64 LibreOffice_project/9d0f32d1f0b509096fd65e0d4bec26ddd1938fd3</meta:generator>
    <meta:document-statistic meta:table-count="2" meta:cell-count="1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83cm" svg:height="7.978cm" xlink:href=".." xlink:type="simple" chart:class="chart:scatter" chart:style-name="ch1">
        <chart:legend chart:legend-position="end" svg:x="11.86cm" svg:y="3.69cm" style:legend-expansion="high" chart:style-name="ch2"/>
        <chart:plot-area chart:style-name="ch3" table:cell-range-address="Sheet1.A11:Sheet1.B22" svg:x="1.262cm" svg:y="0.159cm" svg:width="10.315cm" svg:height="6.711cm">
          <chartooo:coordinate-region svg:x="1.91cm" svg:y="0.358cm" svg:width="9.467cm" svg:height="5.865cm"/>
          <chart:axis chart:dimension="x" chart:name="primary-x" chart:style-name="ch4">
            <chart:title svg:x="5.637cm" svg:y="7.029cm" chart:style-name="ch5">
              <text:p>Gain[6-bit]</text:p>
            </chart:title>
          </chart:axis>
          <chart:axis chart:dimension="y" chart:name="primary-y" chart:style-name="ch4">
            <chart:title svg:x="0.451cm" svg:y="4.95cm" chart:style-name="ch6">
              <text:p>Output noise (ADU)</text:p>
            </chart:title>
            <chart:grid chart:style-name="ch7" chart:class="major"/>
          </chart:axis>
          <chart:series chart:style-name="ch8" chart:values-cell-range-address="Sheet1.B11:Sheet1.B22" chart:class="chart:scatter">
            <chart:domain table:cell-range-address="Sheet1.A11:Sheet1.A22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1:Sheet1.A22</svg:desc>
                </draw:g>
              </table:table-cell>
              <table:table-cell office:value-type="float" office:value="14">
                <text:p>14</text:p>
                <draw:g>
                  <svg:desc>Sheet1.B11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5" chart:maximum="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1cm" style:legend-expansion="high" chart:style-name="ch2"/>
        <chart:plot-area chart:style-name="ch3" table:cell-range-address="Sheet1.A11:Sheet1.A22 Sheet1.C11:Sheet1.C22" svg:x="1.299cm" svg:y="0.18cm" svg:width="12.038cm" svg:height="7.691cm">
          <chartooo:coordinate-region svg:x="2.245cm" svg:y="0.379cm" svg:width="10.892cm" svg:height="6.845cm"/>
          <chart:axis chart:dimension="x" chart:name="primary-x" chart:style-name="ch4">
            <chart:title svg:x="6.536cm" svg:y="8.051cm" chart:style-name="ch5">
              <text:p>Gain[6-bit]</text:p>
            </chart:title>
          </chart:axis>
          <chart:axis chart:dimension="y" chart:name="primary-y" chart:style-name="ch6">
            <chart:title svg:x="0.451cm" svg:y="5.194cm" chart:style-name="ch7">
              <text:p>input noise (μV)</text:p>
            </chart:title>
            <chart:grid chart:style-name="ch8" chart:class="major"/>
          </chart:axis>
          <chart:series chart:style-name="ch9" chart:values-cell-range-address="Sheet1.C11:Sheet1.C22" chart:class="chart:scatter">
            <chart:domain table:cell-range-address="Sheet1.A11:Sheet1.A22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1:Sheet1.A22</svg:desc>
                </draw:g>
              </table:table-cell>
              <table:table-cell office:value-type="float" office:value="6.78322518235261">
                <text:p>6.78322518235261</text:p>
                <draw:g>
                  <svg:desc>Sheet1.C11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.3064989054218">
                <text:p>6.3064989054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.2005056259792">
                <text:p>6.2005056259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.88824852238669">
                <text:p>5.88824852238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.86937095709245">
                <text:p>5.86937095709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.54287624140564">
                <text:p>5.54287624140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.74303100491487">
                <text:p>5.74303100491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.65159606837025">
                <text:p>5.65159606837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.599342022597">
                <text:p>5.599342022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.81470981620087">
                <text:p>5.81470981620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5.80543738793152">
                <text:p>5.80543738793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5.49424867085377">
                <text:p>5.49424867085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22cm" svg:height="5.75cm" xlink:href=".." xlink:type="simple" chart:class="chart:scatter" chart:style-name="ch1">
        <chart:plot-area chart:style-name="ch2" table:cell-range-address="Sheet2.A3:Sheet2.B14" svg:x="1.183cm" svg:y="0.115cm" svg:width="8.835cm" svg:height="4.571cm">
          <chartooo:coordinate-region svg:x="1.831cm" svg:y="0.315cm" svg:width="7.789cm" svg:height="3.724cm"/>
          <chart:axis chart:dimension="x" chart:name="primary-x" chart:style-name="ch3">
            <chart:title svg:x="4.888cm" svg:y="4.801cm" chart:style-name="ch4">
              <text:p>gain 6-bit</text:p>
            </chart:title>
          </chart:axis>
          <chart:axis chart:dimension="y" chart:name="primary-y" chart:style-name="ch3">
            <chart:title svg:x="0.451cm" svg:y="3.807cm" chart:style-name="ch5">
              <text:p>output noise (ADU)</text:p>
            </chart:title>
            <chart:grid chart:style-name="ch6" chart:class="major"/>
          </chart:axis>
          <chart:series chart:style-name="ch7" chart:values-cell-range-address="Sheet2.B3:Sheet2.B14" chart:class="chart:scatter">
            <chart:domain table:cell-range-address="Sheet2.A3:Sheet2.A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3:Sheet2.A14</svg:desc>
                </draw:g>
              </table:table-cell>
              <table:table-cell office:value-type="float" office:value="23.5">
                <text:p>23.5</text:p>
                <draw:g>
                  <svg:desc>Sheet2.B3:Sheet2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84.5">
                <text:p>8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minimum="5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21cm" svg:height="5.75cm" xlink:href=".." xlink:type="simple" chart:class="chart:scatter" chart:style-name="ch1">
        <chart:plot-area chart:style-name="ch2" table:cell-range-address="Sheet2.A3:Sheet2.A14 Sheet2.C3:Sheet2.C14" svg:x="1.183cm" svg:y="0.115cm" svg:width="8.834cm" svg:height="4.571cm">
          <chartooo:coordinate-region svg:x="2.129cm" svg:y="0.314cm" svg:width="7.688cm" svg:height="3.725cm"/>
          <chart:axis chart:dimension="x" chart:name="primary-x" chart:style-name="ch3">
            <chart:title svg:x="4.888cm" svg:y="4.801cm" chart:style-name="ch4">
              <text:p>gain 6-bit</text:p>
            </chart:title>
          </chart:axis>
          <chart:axis chart:dimension="y" chart:name="primary-y" chart:style-name="ch5">
            <chart:title svg:x="0.451cm" svg:y="3.569cm" chart:style-name="ch6">
              <text:p>input noise (μV)</text:p>
            </chart:title>
            <chart:grid chart:style-name="ch7" chart:class="major"/>
          </chart:axis>
          <chart:series chart:style-name="ch8" chart:values-cell-range-address="Sheet2.C3:Sheet2.C14" chart:class="chart:scatter">
            <chart:domain table:cell-range-address="Sheet2.A3:Sheet2.A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3:Sheet2.A14</svg:desc>
                </draw:g>
              </table:table-cell>
              <table:table-cell office:value-type="float" office:value="6.7364874671551">
                <text:p>6.7364874671551</text:p>
                <draw:g>
                  <svg:desc>Sheet2.C3:Sheet2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6.40718914684517">
                <text:p>6.40718914684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.05181098134188">
                <text:p>6.05181098134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6.2788619540989">
                <text:p>6.2788619540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.95564362108478">
                <text:p>5.95564362108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5.78479850313243">
                <text:p>5.78479850313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5.74578933617642">
                <text:p>5.74578933617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6.04728938440476">
                <text:p>6.0472893844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.65540269794879">
                <text:p>5.65540269794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5.87986607239218">
                <text:p>5.87986607239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5.48279689234184">
                <text:p>5.48279689234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5.73165447761905">
                <text:p>5.731654477619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minimum="1.8" chart:maximum="2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27cm" svg:height="5.696cm" xlink:href=".." xlink:type="simple" chart:class="chart:scatter" chart:style-name="ch1">
        <chart:title svg:x="3.224cm" svg:y="0.248cm" chart:style-name="ch2">
          <text:p>RC time constant</text:p>
        </chart:title>
        <chart:plot-area chart:style-name="ch3" table:cell-range-address="Sheet2.A3:Sheet2.A14 Sheet2.G3:Sheet2.G14" svg:x="1.181cm" svg:y="1.154cm" svg:width="8.744cm" svg:height="3.48cm">
          <chartooo:coordinate-region svg:x="1.928cm" svg:y="1.353cm" svg:width="7.797cm" svg:height="2.634cm"/>
          <chart:axis chart:dimension="x" chart:name="primary-x" chart:style-name="ch4">
            <chart:title svg:x="4.841cm" svg:y="4.747cm" chart:style-name="ch5">
              <text:p>gain 6-bit</text:p>
            </chart:title>
          </chart:axis>
          <chart:axis chart:dimension="y" chart:name="primary-y" chart:style-name="ch6">
            <chart:title svg:x="0.451cm" svg:y="3.993cm" chart:style-name="ch7">
              <text:p>RC time c (ms)</text:p>
            </chart:title>
            <chart:grid chart:style-name="ch8" chart:class="major"/>
          </chart:axis>
          <chart:series chart:style-name="ch9" chart:values-cell-range-address="Sheet2.G3:Sheet2.G14" chart:class="chart:scatter">
            <chart:domain table:cell-range-address="Sheet2.A3:Sheet2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3:Sheet2.A14</svg:desc>
                </draw:g>
              </table:table-cell>
              <table:table-cell office:value-type="float" office:value="2.47524752475248">
                <text:p>2.47524752475248</text:p>
                <draw:g>
                  <svg:desc>Sheet2.G3:Sheet2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.91570881226054">
                <text:p>1.91570881226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953125">
                <text:p>1.9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.90839694656489">
                <text:p>1.90839694656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.32558139534884">
                <text:p>2.32558139534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2.35849056603774">
                <text:p>2.35849056603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2.2271714922049">
                <text:p>2.2271714922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.44498777506112">
                <text:p>2.44498777506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2.24719101123596">
                <text:p>2.24719101123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2.69541778975741">
                <text:p>2.69541778975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.23214285714286">
                <text:p>2.2321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